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e272" officeooo:paragraph-rsid="0002e272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e272" officeooo:paragraph-rsid="0002e27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ción</text:p>
      <text:p text:style-name="P1"/>
      <text:p text:style-name="P1">Para el desarrollo de esta practica se ha diseñado una aplicación que se dedica a almacenar coordenadas en una BD.</text:p>
      <text:p text:style-name="P1"/>
      <text:p text:style-name="P1">Cada coordenada consta de <text:span text:style-name="T1">Longitud</text:span>, <text:span text:style-name="T1">Latitud</text:span> y <text:span text:style-name="T1">Fecha</text:span>.</text:p>
      <text:p text:style-name="P1"/>
      <text:p text:style-name="P1">La aplicación ,una vez montada en un servidor, se sirve mediante un servicio<text:span text:style-name="T1"> SOAP</text:span> con <text:span text:style-name="T2">wdsl</text:span>.</text:p>
      <text:p text:style-name="P1"/>
      <text:p text:style-name="P1">Para su elaboración se ha usado <text:span text:style-name="T2">Php</text:span>, <text:span text:style-name="T2">Boostrap</text:span> y el IDE usado ha sido <text:span text:style-name="T2">Netbeans</text:span>.</text:p>
      <text:p text:style-name="P1"/>
      <text:p text:style-name="P1">Como servidor se ha utilizado <text:span text:style-name="T2">Apache</text:span> y <text:span text:style-name="T2">MariaDB</text:span> , ambos incluidos en <text:span text:style-name="T2">Xampp</text:span>.</text:p>
      <text:p text:style-name="P1"/>
      <text:p text:style-name="P1">Se ha incorporado un usuario de acceso con credenciales '<text:span text:style-name="T2">Jose</text:span>' , '<text:span text:style-name="T2">123456</text:span>'</text:p>
      <text:p text:style-name="P1"/>
      <text:p text:style-name="P1">La aplicación proporciona la posibilidad de realizar las siguientes operaciones con las coordenadas:</text:p>
      <text:p text:style-name="P1">-Insertar</text:p>
      <text:p text:style-name="P1">-Listar por intervalo</text:p>
      <text:p text:style-name="P1">-Listar todas</text:p>
      <text:p text:style-name="P1">-Borrar intervalo</text:p>
      <text:p text:style-name="P1">-Borrar todo</text:p>
      <text:p text:style-name="P1">-Actualizar coordenadas</text:p>
      <text:p text:style-name="P1">-Borrar Coordenada</text:p>
      <text:p text:style-name="P1"/>
      <text:p text:style-name="P1"/>
      <text:p text:style-name="P1"/>
      <text:p text:style-name="P1"/>
      <text:p text:style-name="P1">Ademas de esta versión local existe una versión web colgada en <text:a xlink:type="simple" xlink:href="http://rastreriza.esy.es/index_con_wdsl.php">http://rastreriza.esy.es/index_con_wdsl.php</text:a>.</text:p>
      <text:p text:style-name="P1"/>
      <text:p text:style-name="P1"/>
      <text:p text:style-name="P1">Está aplicación se complementa con la practica de la asignatura HLC.</text:p>
      <text:p text:style-name="P1">Algunas de las coordenadas de la BD están tomadas con un dispositivo Gps re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8T09:45:12.027000000</meta:creation-date>
    <dc:date>2016-03-08T09:56:12.331000000</dc:date>
    <meta:editing-duration>P0D</meta:editing-duration>
    <meta:editing-cycles>1</meta:editing-cycles>
    <meta:document-statistic meta:table-count="0" meta:image-count="0" meta:object-count="0" meta:page-count="1" meta:paragraph-count="18" meta:word-count="149" meta:character-count="961" meta:non-whitespace-character-count="830"/>
    <meta:generator>LibreOffice/4.2.4.2$Windows_x86 LibreOffice_project/63150712c6d317d27ce2db16eb94c2f3d7b699f8</meta:generator>
  </office:meta>
</office:document-meta>
</file>